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M Mono 10" officeooo:rsid="00114049" officeooo:paragraph-rsid="00114049"/>
    </style:style>
    <style:style style:name="P2" style:family="paragraph" style:parent-style-name="Text_20_body">
      <style:text-properties officeooo:rsid="000f40ac" officeooo:paragraph-rsid="000f40ac"/>
    </style:style>
    <style:style style:name="P3" style:family="paragraph" style:parent-style-name="Text_20_body">
      <style:text-properties officeooo:rsid="000f4b4b" officeooo:paragraph-rsid="000f4b4b"/>
    </style:style>
    <style:style style:name="P4" style:family="paragraph" style:parent-style-name="Text_20_body" style:list-style-name="L2">
      <style:text-properties officeooo:rsid="000f4b4b" officeooo:paragraph-rsid="000f4b4b"/>
    </style:style>
    <style:style style:name="P5" style:family="paragraph" style:parent-style-name="Text_20_body">
      <style:text-properties officeooo:paragraph-rsid="000f4b4b"/>
    </style:style>
    <style:style style:name="P6" style:family="paragraph" style:parent-style-name="Text_20_body">
      <style:text-properties officeooo:rsid="00114049" officeooo:paragraph-rsid="00114049"/>
    </style:style>
    <style:style style:name="P7" style:family="paragraph" style:parent-style-name="Text_20_body">
      <style:text-properties style:font-name="LM Mono 10" officeooo:rsid="00114049" officeooo:paragraph-rsid="00114049"/>
    </style:style>
    <style:style style:name="P8" style:family="paragraph" style:parent-style-name="Table_20_Contents">
      <style:text-properties officeooo:rsid="0010438e" officeooo:paragraph-rsid="0010438e"/>
    </style:style>
    <style:style style:name="P9" style:family="paragraph" style:parent-style-name="Heading_20_2">
      <style:text-properties officeooo:rsid="000f4b4b" officeooo:paragraph-rsid="000f4b4b"/>
    </style:style>
    <style:style style:name="P10" style:family="paragraph" style:parent-style-name="Heading_20_2">
      <style:text-properties officeooo:rsid="00114049" officeooo:paragraph-rsid="00114049"/>
    </style:style>
    <style:style style:name="P11" style:family="paragraph" style:parent-style-name="Title">
      <style:text-properties officeooo:rsid="000f40ac" officeooo:paragraph-rsid="000f40ac"/>
    </style:style>
    <style:style style:name="T1" style:family="text">
      <style:text-properties style:font-name="Liberation Sans"/>
    </style:style>
    <style:style style:name="T2" style:family="text">
      <style:text-properties officeooo:rsid="000f4b4b"/>
    </style:style>
    <style:style style:name="T3" style:family="text">
      <style:text-properties officeooo:rsid="00114049"/>
    </style:style>
    <style:style style:name="T4" style:family="text">
      <style:text-properties fo:color="#3f7f5f" style:font-name="Monospace" fo:font-size="10pt" fo:background-color="#e8f2fe" loext:char-shading-value="0" style:font-size-asian="10pt"/>
    </style:style>
    <style:style style:name="T5" style:family="text">
      <style:text-properties fo:color="#3f7f5f" style:font-name="Monospace" fo:font-size="10pt" style:text-underline-style="solid" style:text-underline-width="auto" style:text-underline-color="font-color" fo:background-color="#e8f2fe" loext:char-shading-value="0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ocumentation for monster.dot and related files</text:p>
      <text:p text:style-name="P2">The <text:span text:style-name="T1">graphic in monster.dot describes the Wishbone master and slave connections defined in monster.vhd and related vhd files.</text:span></text:p>
      <text:h text:style-name="P9" text:outline-level="2">monster.dot</text:h>
      <text:p text:style-name="P5"><text:span text:style-name="T2">The nodes of the graph are the interfaces described by the SDB. The edges of the graph are the connections</text:span></text:p>
      <text:list xml:id="list3557395733" text:style-name="L2">
        <text:list-item>
          <text:p text:style-name="P4">Wishbone master → Wishbone slave [black]</text:p>
        </text:list-item>
        <text:list-item>
          <text:p text:style-name="P4">Crossbar → Wishbone slave [black]</text:p>
        </text:list-item>
        <text:list-item>
          <text:p text:style-name="P4">Wishbone master → Crossbar [black]</text:p>
        </text:list-item>
        <text:list-item>
          <text:p text:style-name="P4">crossbar → crossbar [red]</text:p>
        </text:list-item>
        <text:list-item>
          <text:p text:style-name="P4">MSI master → MSI slave [blue]</text:p>
        </text:list-item>
      </text:list>
      <text:p text:style-name="P3">Some components defined in VHDL have a couple of interfaces. These components are depicted with a blue frame and the name of the component.</text:p>
      <text:p text:style-name="P3">The label of each node starts with the number displayed by eb-ls on a timing receiver with one LM32 core (e.g. exploder5, pexarria5). For SCUs (two LM32 cores) and data masters (four LM32 cores) these numbers are shifted.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8">1 LM32</text:p>
          </table:table-cell>
          <table:table-cell table:style-name="Table1.A1" office:value-type="string">
            <text:p text:style-name="P8">2 LM32</text:p>
          </table:table-cell>
          <table:table-cell table:style-name="Table1.D1" office:value-type="string">
            <text:p text:style-name="P8">4 LM32</text:p>
          </table:table-cell>
        </table:table-row>
        <table:table-row>
          <table:table-cell table:style-name="Table1.A2" office:value-type="string">
            <text:p text:style-name="Table_20_Contents">WB4-MSI-Bridge-GSI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8, 9</text:p>
          </table:table-cell>
          <table:table-cell table:style-name="Table1.D2" office:value-type="string">
            <text:p text:style-name="P8">8, 9, 10, 11</text:p>
          </table:table-cell>
        </table:table-row>
        <table:table-row>
          <table:table-cell table:style-name="Table1.A2" office:value-type="string">
            <text:p text:style-name="Table_20_Contents">LM32-RAM-User</text:p>
          </table:table-cell>
          <table:table-cell table:style-name="Table1.A2" office:value-type="string">
            <text:p text:style-name="P8">12.4.5</text:p>
          </table:table-cell>
          <table:table-cell table:style-name="Table1.A2" office:value-type="string">
            <text:p text:style-name="P8">13.14.[5,6]</text:p>
          </table:table-cell>
          <table:table-cell table:style-name="Table1.D2" office:value-type="string">
            <text:p text:style-name="P8">15.14.[5,6,7,8]</text:p>
          </table:table-cell>
        </table:table-row>
      </table:table>
      <text:p text:style-name="P3"/>
      <text:h text:style-name="P9" text:outline-level="2">monster.ods</text:h>
      <text:p text:style-name="P3">This spreadsheet lists <text:span text:style-name="T3">identifiers and types from VHDL, SDB product names. Parent crossbars, and other infos for the interfaces.</text:span></text:p>
      <text:p text:style-name="P3">“<text:span text:style-name="T3">eb-ls output” shows the output from eb-ls on a timing receiver with one LM32 core.</text:span></text:p>
      <text:p text:style-name="P3">“<text:span text:style-name="T3">monster.vhd” is collected from monster.vhd, ftm_pkg.vhd, wr_core.vhd, and further VHDL files.</text:span></text:p>
      <text:h text:style-name="P10" text:outline-level="2">monster.pdf</text:h>
      <text:p text:style-name="P6">This file is created from monster.dot with </text:p>
      <text:p text:style-name="P1"><text:span text:style-name="T4">dot -</text:span><text:span text:style-name="T5">Tpdf</text:span><text:span text:style-name="T4"> monster.dot -o monster.pdf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4:39:12.719620330</meta:creation-date>
    <dc:date>2020-02-14T15:36:33.376908598</dc:date>
    <meta:editing-duration>PT46M51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29" meta:word-count="215" meta:character-count="1318" meta:non-whitespace-character-count="1136"/>
  </office:meta>
</office:document-meta>
</file>